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39a6" officeooo:paragraph-rsid="002039a6"/>
    </style:style>
    <style:style style:name="P2" style:family="paragraph" style:parent-style-name="Standard">
      <style:text-properties officeooo:rsid="0020fd45" officeooo:paragraph-rsid="0020f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ida</text:p>
      <text:p text:style-name="P1"/>
      <text:p text:style-name="P2">site :</text:p>
      <text:p text:style-name="P2"><text:a xlink:type="simple" xlink:href="https://books.openedition.org/pupvd/3159?lang=fr" text:style-name="Internet_20_link" text:visited-style-name="Visited_20_Internet_20_Link">https://books.openedition.org/pupvd/3159?lang=fr</text:a></text:p>
      <text:p text:style-name="P2"><text:a xlink:type="simple" xlink:href="https://fr.wikipedia.org/wiki/Histoire_de_la_corrida" text:style-name="Internet_20_link" text:visited-style-name="Visited_20_Internet_20_Link">https://fr.wikipedia.org/wiki/Histoire_de_la_corrida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0:15:59.749000000</meta:creation-date>
    <meta:generator>LibreOffice/6.1.6.3$Windows_X86_64 LibreOffice_project/5896ab1714085361c45cf540f76f60673dd96a72</meta:generator>
    <dc:date>2023-03-03T10:55:35</dc:date>
    <meta:editing-duration>PT12M51S</meta:editing-duration>
    <meta:editing-cycles>1</meta:editing-cycles>
    <meta:document-statistic meta:table-count="0" meta:image-count="0" meta:object-count="0" meta:page-count="1" meta:paragraph-count="4" meta:word-count="5" meta:character-count="113" meta:non-whitespace-character-count="112"/>
  </office:meta>
</office:document-meta>
</file>